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2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" fo:font-size="11pt" officeooo:paragraph-rsid="041d9a28"/>
    </style:style>
    <style:style style:name="P2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42404c2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e5569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207a86a" officeooo:paragraph-rsid="04d8257d" style:font-size-asian="11pt" style:font-weight-asian="normal" style:font-size-complex="11pt" style:font-weight-complex="normal"/>
    </style:style>
    <style:style style:name="P72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4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5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1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3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5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4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5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9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9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4de48da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6" style:family="text">
      <style:text-properties officeooo:rsid="002ed64d"/>
    </style:style>
    <style:style style:name="T7" style:family="text">
      <style:text-properties officeooo:rsid="003136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1ecbb" style:font-style-asian="italic" style:font-style-complex="italic"/>
    </style:style>
    <style:style style:name="T10" style:family="text">
      <style:text-properties fo:font-style="italic" officeooo:rsid="00bf216f" style:font-style-asian="italic" style:font-style-complex="italic"/>
    </style:style>
    <style:style style:name="T11" style:family="text">
      <style:text-properties fo:font-style="italic" officeooo:rsid="002ed64d" style:font-style-asian="italic" style:font-style-complex="italic"/>
    </style:style>
    <style:style style:name="T12" style:family="text">
      <style:text-properties fo:font-style="italic" officeooo:rsid="00cc8e04" style:font-style-asian="italic" style:font-style-complex="italic"/>
    </style:style>
    <style:style style:name="T13" style:family="text">
      <style:text-properties fo:font-style="italic" officeooo:rsid="0114a6a2" style:font-style-asian="italic" style:font-style-complex="italic"/>
    </style:style>
    <style:style style:name="T14" style:family="text">
      <style:text-properties fo:font-style="italic" officeooo:rsid="003b76d0" style:font-style-asian="italic" style:font-style-complex="italic"/>
    </style:style>
    <style:style style:name="T15" style:family="text">
      <style:text-properties fo:font-style="italic" officeooo:rsid="00347cb3" style:font-style-asian="italic" style:font-style-complex="italic"/>
    </style:style>
    <style:style style:name="T16" style:family="text">
      <style:text-properties fo:font-style="italic" officeooo:rsid="0174f71f" style:font-style-asian="italic" style:font-style-complex="italic"/>
    </style:style>
    <style:style style:name="T17" style:family="text">
      <style:text-properties fo:font-style="italic" officeooo:rsid="0365f87c" style:font-style-asian="italic" style:font-style-complex="italic"/>
    </style:style>
    <style:style style:name="T18" style:family="text">
      <style:text-properties fo:font-style="italic" officeooo:rsid="0343bf4d" style:font-style-asian="italic" style:font-style-complex="italic"/>
    </style:style>
    <style:style style:name="T19" style:family="text">
      <style:text-properties fo:font-style="italic" officeooo:rsid="038f57fb" style:font-style-asian="italic" style:font-style-complex="italic"/>
    </style:style>
    <style:style style:name="T20" style:family="text">
      <style:text-properties fo:font-style="italic" officeooo:rsid="0068c8a6" style:font-style-asian="italic" style:font-style-complex="italic"/>
    </style:style>
    <style:style style:name="T21" style:family="text">
      <style:text-properties fo:font-style="italic" officeooo:rsid="00fa13b4" style:font-style-asian="italic" style:font-style-complex="italic"/>
    </style:style>
    <style:style style:name="T22" style:family="text">
      <style:text-properties fo:font-style="italic" officeooo:rsid="00156bb4" style:font-style-asian="italic" style:font-style-complex="italic"/>
    </style:style>
    <style:style style:name="T23" style:family="text">
      <style:text-properties fo:font-style="italic" officeooo:rsid="00bb86d7" style:font-style-asian="italic" style:font-style-complex="italic"/>
    </style:style>
    <style:style style:name="T24" style:family="text">
      <style:text-properties fo:font-style="italic" style:font-name-asian="Ubuntu1" style:font-style-asian="italic" style:font-name-complex="Ubuntu1" style:font-style-complex="italic"/>
    </style:style>
    <style:style style:name="T25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26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27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28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29" style:family="text">
      <style:text-properties officeooo:rsid="0037efcf"/>
    </style:style>
    <style:style style:name="T30" style:family="text">
      <style:text-properties officeooo:rsid="003c447a"/>
    </style:style>
    <style:style style:name="T31" style:family="text">
      <style:text-properties officeooo:rsid="003ca6af"/>
    </style:style>
    <style:style style:name="T32" style:family="text">
      <style:text-properties officeooo:rsid="0044f8b7"/>
    </style:style>
    <style:style style:name="T33" style:family="text">
      <style:text-properties officeooo:rsid="00556f1e"/>
    </style:style>
    <style:style style:name="T34" style:family="text">
      <style:text-properties officeooo:rsid="0075b505"/>
    </style:style>
    <style:style style:name="T35" style:family="text">
      <style:text-properties officeooo:rsid="0096d1d9"/>
    </style:style>
    <style:style style:name="T36" style:family="text">
      <style:text-properties officeooo:rsid="009b20c8"/>
    </style:style>
    <style:style style:name="T37" style:family="text">
      <style:text-properties officeooo:rsid="009d0e89"/>
    </style:style>
    <style:style style:name="T38" style:family="text">
      <style:text-properties officeooo:rsid="00a057ed"/>
    </style:style>
    <style:style style:name="T39" style:family="text">
      <style:text-properties officeooo:rsid="00a0cae4"/>
    </style:style>
    <style:style style:name="T40" style:family="text">
      <style:text-properties officeooo:rsid="00af16b3"/>
    </style:style>
    <style:style style:name="T41" style:family="text">
      <style:text-properties officeooo:rsid="00b5b6f3"/>
    </style:style>
    <style:style style:name="T42" style:family="text">
      <style:text-properties officeooo:rsid="00b85f6c"/>
    </style:style>
    <style:style style:name="T43" style:family="text">
      <style:text-properties officeooo:rsid="00bf216f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bf216f" style:font-style-asian="normal" style:font-style-complex="normal"/>
    </style:style>
    <style:style style:name="T46" style:family="text">
      <style:text-properties fo:font-style="normal" officeooo:rsid="00156bb4" style:font-style-asian="normal" style:font-style-complex="normal"/>
    </style:style>
    <style:style style:name="T47" style:family="text">
      <style:text-properties fo:font-style="normal" officeooo:rsid="00bff054" style:font-style-asian="normal" style:font-style-complex="normal"/>
    </style:style>
    <style:style style:name="T48" style:family="text">
      <style:text-properties fo:font-style="normal" officeooo:rsid="00cdb167" style:font-style-asian="normal" style:font-style-complex="normal"/>
    </style:style>
    <style:style style:name="T49" style:family="text">
      <style:text-properties fo:font-style="normal" officeooo:rsid="0004d492" style:font-style-asian="normal" style:font-style-complex="normal"/>
    </style:style>
    <style:style style:name="T50" style:family="text">
      <style:text-properties fo:font-style="normal" officeooo:rsid="043a6874" style:font-style-asian="normal" style:font-style-complex="normal"/>
    </style:style>
    <style:style style:name="T51" style:family="text">
      <style:text-properties fo:font-style="normal" officeooo:rsid="015f9f6a" style:font-style-asian="normal" style:font-style-complex="normal"/>
    </style:style>
    <style:style style:name="T52" style:family="text">
      <style:text-properties fo:font-style="normal" officeooo:rsid="00565e95" style:font-style-asian="normal" style:font-style-complex="normal"/>
    </style:style>
    <style:style style:name="T53" style:family="text">
      <style:text-properties fo:font-style="normal" officeooo:rsid="037ef3b6" style:font-style-asian="normal" style:font-style-complex="normal"/>
    </style:style>
    <style:style style:name="T54" style:family="text">
      <style:text-properties fo:font-style="normal" officeooo:rsid="0416e53c" style:font-style-asian="normal" style:font-style-complex="normal"/>
    </style:style>
    <style:style style:name="T55" style:family="text">
      <style:text-properties fo:font-style="normal" officeooo:rsid="0336e952" style:font-style-asian="normal" style:font-style-complex="normal"/>
    </style:style>
    <style:style style:name="T56" style:family="text">
      <style:text-properties fo:font-style="normal" officeooo:rsid="03f2cf8e" style:font-style-asian="normal" style:font-style-complex="normal"/>
    </style:style>
    <style:style style:name="T57" style:family="text">
      <style:text-properties fo:font-style="normal" officeooo:rsid="04148f19" style:font-style-asian="normal" style:font-style-complex="normal"/>
    </style:style>
    <style:style style:name="T58" style:family="text">
      <style:text-properties fo:font-style="normal" officeooo:rsid="019d7954" style:font-style-asian="normal" style:font-style-complex="normal"/>
    </style:style>
    <style:style style:name="T59" style:family="text">
      <style:text-properties fo:font-style="normal" officeooo:rsid="019d2650" style:font-style-asian="normal" style:font-style-complex="normal"/>
    </style:style>
    <style:style style:name="T60" style:family="text">
      <style:text-properties fo:font-style="normal" officeooo:rsid="01e829e3" style:font-style-asian="normal" style:font-style-complex="normal"/>
    </style:style>
    <style:style style:name="T61" style:family="text">
      <style:text-properties fo:font-style="normal" officeooo:rsid="002dd3c1" style:font-style-asian="normal" style:font-style-complex="normal"/>
    </style:style>
    <style:style style:name="T62" style:family="text">
      <style:text-properties fo:font-style="normal" officeooo:rsid="0404de49" style:font-style-asian="normal" style:font-style-complex="normal"/>
    </style:style>
    <style:style style:name="T63" style:family="text">
      <style:text-properties fo:font-style="normal" officeooo:rsid="016da873" style:font-style-asian="normal" style:font-style-complex="normal"/>
    </style:style>
    <style:style style:name="T64" style:family="text">
      <style:text-properties officeooo:rsid="00bff054"/>
    </style:style>
    <style:style style:name="T65" style:family="text">
      <style:text-properties officeooo:rsid="00c0727c"/>
    </style:style>
    <style:style style:name="T66" style:family="text">
      <style:text-properties officeooo:rsid="00cc8e04"/>
    </style:style>
    <style:style style:name="T67" style:family="text">
      <style:text-properties officeooo:rsid="00e6cc4b"/>
    </style:style>
    <style:style style:name="T68" style:family="text">
      <style:text-properties officeooo:rsid="00f3b788"/>
    </style:style>
    <style:style style:name="T69" style:family="text">
      <style:text-properties officeooo:rsid="010a4ca9"/>
    </style:style>
    <style:style style:name="T70" style:family="text">
      <style:text-properties officeooo:rsid="0106b8ef"/>
    </style:style>
    <style:style style:name="T71" style:family="text">
      <style:text-properties style:text-underline-style="solid" style:text-underline-width="auto" style:text-underline-color="font-color" officeooo:rsid="0106b8ef"/>
    </style:style>
    <style:style style:name="T72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73" style:family="text">
      <style:text-properties officeooo:rsid="0114a335"/>
    </style:style>
    <style:style style:name="T74" style:family="text">
      <style:text-properties officeooo:rsid="0114a6a2"/>
    </style:style>
    <style:style style:name="T75" style:family="text">
      <style:text-properties officeooo:rsid="0139abde"/>
    </style:style>
    <style:style style:name="T76" style:family="text">
      <style:text-properties officeooo:rsid="01449897"/>
    </style:style>
    <style:style style:name="T77" style:family="text">
      <style:text-properties officeooo:rsid="0173a999"/>
    </style:style>
    <style:style style:name="T78" style:family="text">
      <style:text-properties officeooo:rsid="019de617"/>
    </style:style>
    <style:style style:name="T79" style:family="text">
      <style:text-properties officeooo:rsid="01b5c76e"/>
    </style:style>
    <style:style style:name="T80" style:family="text">
      <style:text-properties officeooo:rsid="01b7dd34"/>
    </style:style>
    <style:style style:name="T81" style:family="text">
      <style:text-properties officeooo:rsid="0336e952"/>
    </style:style>
    <style:style style:name="T82" style:family="text">
      <style:text-properties officeooo:rsid="034215a4"/>
    </style:style>
    <style:style style:name="T83" style:family="text">
      <style:text-properties officeooo:rsid="0365f87c"/>
    </style:style>
    <style:style style:name="T84" style:family="text">
      <style:text-properties officeooo:rsid="0343bf4d"/>
    </style:style>
    <style:style style:name="T85" style:family="text">
      <style:text-properties officeooo:rsid="038b0ef1"/>
    </style:style>
    <style:style style:name="T86" style:family="text">
      <style:text-properties officeooo:rsid="038f57fb"/>
    </style:style>
    <style:style style:name="T87" style:family="text">
      <style:text-properties officeooo:rsid="03b0f78b"/>
    </style:style>
    <style:style style:name="T88" style:family="text">
      <style:text-properties officeooo:rsid="03b50fa5"/>
    </style:style>
    <style:style style:name="T89" style:family="text">
      <style:text-properties officeooo:rsid="03b685a8"/>
    </style:style>
    <style:style style:name="T90" style:family="text">
      <style:text-properties officeooo:rsid="04148f19"/>
    </style:style>
    <style:style style:name="T91" style:family="text">
      <style:text-properties style:font-name-asian="Ubuntu1" style:font-name-complex="Ubuntu1"/>
    </style:style>
    <style:style style:name="T92" style:family="text">
      <style:text-properties officeooo:rsid="000d8ccc" style:font-name-asian="Ubuntu1" style:font-name-complex="Ubuntu1"/>
    </style:style>
    <style:style style:name="T93" style:family="text">
      <style:text-properties officeooo:rsid="036f76db" style:font-name-asian="Ubuntu1" style:font-name-complex="Ubuntu1"/>
    </style:style>
    <style:style style:name="T94" style:family="text">
      <style:text-properties officeooo:rsid="0370093d" style:font-name-asian="Ubuntu1" style:font-name-complex="Ubuntu1"/>
    </style:style>
    <style:style style:name="T95" style:family="text">
      <style:text-properties officeooo:rsid="00156bb4" style:font-name-asian="Ubuntu1" style:font-name-complex="Ubuntu1"/>
    </style:style>
    <style:style style:name="T96" style:family="text">
      <style:text-properties officeooo:rsid="0371e7e8" style:font-name-asian="Ubuntu1" style:font-name-complex="Ubuntu1"/>
    </style:style>
    <style:style style:name="T97" style:family="text">
      <style:text-properties officeooo:rsid="007d0ce2" style:font-name-asian="Ubuntu1" style:font-name-complex="Ubuntu1"/>
    </style:style>
    <style:style style:name="T98" style:family="text">
      <style:text-properties officeooo:rsid="002626d3" style:font-name-asian="Ubuntu1" style:font-name-complex="Ubuntu1"/>
    </style:style>
    <style:style style:name="T99" style:family="text">
      <style:text-properties officeooo:rsid="036cad48" style:font-name-asian="Ubuntu1" style:font-name-complex="Ubuntu1"/>
    </style:style>
    <style:style style:name="T100" style:family="text">
      <style:text-properties officeooo:rsid="03b0f78b" style:font-name-asian="Ubuntu1" style:font-name-complex="Ubuntu1"/>
    </style:style>
    <style:style style:name="T101" style:family="text">
      <style:text-properties officeooo:rsid="0010cacd" style:font-name-asian="Ubuntu1" style:font-name-complex="Ubuntu1"/>
    </style:style>
    <style:style style:name="T102" style:family="text">
      <style:text-properties officeooo:rsid="0139abde" style:font-name-asian="Ubuntu1" style:font-name-complex="Ubuntu1"/>
    </style:style>
    <style:style style:name="T103" style:family="text">
      <style:text-properties officeooo:rsid="007ba796" style:font-name-asian="Ubuntu1" style:font-name-complex="Ubuntu1"/>
    </style:style>
    <style:style style:name="T104" style:family="text">
      <style:text-properties officeooo:rsid="007e0e99" style:font-name-asian="Ubuntu1" style:font-name-complex="Ubuntu1"/>
    </style:style>
    <style:style style:name="T105" style:family="text">
      <style:text-properties officeooo:rsid="0050e53c" style:font-name-asian="Ubuntu1" style:font-name-complex="Ubuntu1"/>
    </style:style>
    <style:style style:name="T106" style:family="text">
      <style:text-properties officeooo:rsid="007894fb" style:font-name-asian="Ubuntu1" style:font-name-complex="Ubuntu1"/>
    </style:style>
    <style:style style:name="T107" style:family="text">
      <style:text-properties officeooo:rsid="001d257f" style:font-name-asian="Ubuntu1" style:font-name-complex="Ubuntu1"/>
    </style:style>
    <style:style style:name="T108" style:family="text">
      <style:text-properties officeooo:rsid="00607a5c" style:font-name-asian="Ubuntu1" style:font-name-complex="Ubuntu1"/>
    </style:style>
    <style:style style:name="T109" style:family="text">
      <style:text-properties officeooo:rsid="008ca3ab" style:font-name-asian="Ubuntu1" style:font-name-complex="Ubuntu1"/>
    </style:style>
    <style:style style:name="T110" style:family="text">
      <style:text-properties officeooo:rsid="000b915d" style:font-name-asian="Ubuntu1" style:font-name-complex="Ubuntu1"/>
    </style:style>
    <style:style style:name="T111" style:family="text">
      <style:text-properties officeooo:rsid="001d3042" style:font-name-asian="Ubuntu1" style:font-name-complex="Ubuntu1"/>
    </style:style>
    <style:style style:name="T112" style:family="text">
      <style:text-properties officeooo:rsid="008d77ac" style:font-name-asian="Ubuntu1" style:font-name-complex="Ubuntu1"/>
    </style:style>
    <style:style style:name="T113" style:family="text">
      <style:text-properties officeooo:rsid="0021c542" style:font-name-asian="Ubuntu1" style:font-name-complex="Ubuntu1"/>
    </style:style>
    <style:style style:name="T114" style:family="text">
      <style:text-properties officeooo:rsid="01e3a457" style:font-name-asian="Ubuntu1" style:font-name-complex="Ubuntu1"/>
    </style:style>
    <style:style style:name="T115" style:family="text">
      <style:text-properties officeooo:rsid="01e4b0f3" style:font-name-asian="Ubuntu1" style:font-name-complex="Ubuntu1"/>
    </style:style>
    <style:style style:name="T116" style:family="text">
      <style:text-properties officeooo:rsid="01e3cb02" style:font-name-asian="Ubuntu1" style:font-name-complex="Ubuntu1"/>
    </style:style>
    <style:style style:name="T117" style:family="text">
      <style:text-properties officeooo:rsid="0026b741" style:font-name-asian="Ubuntu1" style:font-name-complex="Ubuntu1"/>
    </style:style>
    <style:style style:name="T118" style:family="text">
      <style:text-properties officeooo:rsid="01e6cf40" style:font-name-asian="Ubuntu1" style:font-name-complex="Ubuntu1"/>
    </style:style>
    <style:style style:name="T119" style:family="text">
      <style:text-properties officeooo:rsid="0079f644" style:font-name-asian="Ubuntu1" style:font-name-complex="Ubuntu1"/>
    </style:style>
    <style:style style:name="T120" style:family="text">
      <style:text-properties officeooo:rsid="0448445c" style:font-name-asian="Ubuntu1" style:font-name-complex="Ubuntu1"/>
    </style:style>
    <style:style style:name="T121" style:family="text">
      <style:text-properties officeooo:rsid="044988ca" style:font-name-asian="Ubuntu1" style:font-name-complex="Ubuntu1"/>
    </style:style>
    <style:style style:name="T122" style:family="text">
      <style:text-properties officeooo:rsid="00249015" style:font-name-asian="Ubuntu1" style:font-name-complex="Ubuntu1"/>
    </style:style>
    <style:style style:name="T123" style:family="text">
      <style:text-properties officeooo:rsid="04437b05" style:font-name-asian="Ubuntu1" style:font-name-complex="Ubuntu1"/>
    </style:style>
    <style:style style:name="T124" style:family="text">
      <style:text-properties officeooo:rsid="0025d562" style:font-name-asian="Ubuntu1" style:font-name-complex="Ubuntu1"/>
    </style:style>
    <style:style style:name="T125" style:family="text">
      <style:text-properties officeooo:rsid="009074c8" style:font-name-asian="Ubuntu1" style:font-name-complex="Ubuntu1"/>
    </style:style>
    <style:style style:name="T126" style:family="text">
      <style:text-properties officeooo:rsid="001e8fa1" style:font-name-asian="Ubuntu1" style:font-name-complex="Ubuntu1"/>
    </style:style>
    <style:style style:name="T127" style:family="text">
      <style:text-properties officeooo:rsid="00556f1e" style:font-name-asian="Ubuntu1" style:font-name-complex="Ubuntu1"/>
    </style:style>
    <style:style style:name="T128" style:family="text">
      <style:text-properties officeooo:rsid="00565e95" style:font-name-asian="Ubuntu1" style:font-name-complex="Ubuntu1"/>
    </style:style>
    <style:style style:name="T129" style:family="text">
      <style:text-properties officeooo:rsid="04c7cb1e" style:font-name-asian="Ubuntu1" style:font-name-complex="Ubuntu1"/>
    </style:style>
    <style:style style:name="T130" style:family="text">
      <style:text-properties officeooo:rsid="04de48da" style:font-name-asian="Ubuntu1" style:font-name-complex="Ubuntu1"/>
    </style:style>
    <style:style style:name="T131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2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3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4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5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6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7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8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39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0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1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2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3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4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5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46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47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48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49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50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51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52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53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54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55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56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57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58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59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60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61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62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63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64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65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66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67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68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69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70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171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172" style:family="text">
      <style:text-properties fo:color="#000000"/>
    </style:style>
    <style:style style:name="T173" style:family="text">
      <style:text-properties fo:color="#000000" style:font-name="Ubuntu"/>
    </style:style>
    <style:style style:name="T174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175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176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177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178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179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180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181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182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183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184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185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6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187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188" style:family="text">
      <style:text-properties fo:color="#000000" style:font-name="Ubuntu" fo:font-size="11pt" fo:font-style="italic" fo:font-weight="normal" officeooo:rsid="002ed64d" style:font-size-asian="11pt" style:font-style-asian="italic" style:font-weight-asian="normal" style:font-size-complex="11pt" style:font-style-complex="italic" style:font-weight-complex="normal"/>
    </style:style>
    <style:style style:name="T189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190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191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192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193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194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195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6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97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198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199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00" style:family="text">
      <style:text-properties fo:color="#000000" style:font-name="Ubuntu" officeooo:rsid="00bb86d7"/>
    </style:style>
    <style:style style:name="T201" style:family="text">
      <style:text-properties fo:color="#000000" style:font-name="Ubuntu" officeooo:rsid="00cc8e04"/>
    </style:style>
    <style:style style:name="T202" style:family="text">
      <style:text-properties fo:color="#000000" style:font-name="Ubuntu" fo:font-weight="normal" style:font-weight-asian="normal" style:font-weight-complex="normal"/>
    </style:style>
    <style:style style:name="T203" style:family="text">
      <style:text-properties fo:color="#000000" style:font-name="Ubuntu" fo:font-weight="normal" officeooo:rsid="002ed64d" style:font-weight-asian="normal" style:font-weight-complex="normal"/>
    </style:style>
    <style:style style:name="T204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05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06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07" style:family="text">
      <style:text-properties fo:color="#000000" style:font-name="Ubuntu" style:text-underline-style="none" fo:font-weight="normal" style:font-weight-asian="normal" style:font-weight-complex="normal"/>
    </style:style>
    <style:style style:name="T208" style:family="text">
      <style:text-properties fo:color="#000000" style:font-name="Ubuntu" officeooo:rsid="0359bb74"/>
    </style:style>
    <style:style style:name="T209" style:family="text">
      <style:text-properties fo:color="#000000" style:font-name="Ubuntu" fo:font-style="italic" style:font-style-asian="italic" style:font-style-complex="italic"/>
    </style:style>
    <style:style style:name="T210" style:family="text">
      <style:text-properties fo:color="#000000" style:font-name="Ubuntu" fo:font-style="italic" officeooo:rsid="0359bb74" style:font-style-asian="italic" style:font-style-complex="italic"/>
    </style:style>
    <style:style style:name="T211" style:family="text">
      <style:text-properties fo:color="#000000" style:font-name="Ubuntu" fo:font-style="italic" officeooo:rsid="038f57fb" style:font-style-asian="italic" style:font-style-complex="italic"/>
    </style:style>
    <style:style style:name="T212" style:family="text">
      <style:text-properties fo:color="#000000" style:font-name="Ubuntu" fo:font-style="italic" officeooo:rsid="002ed64d" style:font-style-asian="italic" style:font-style-complex="italic"/>
    </style:style>
    <style:style style:name="T213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14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16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17" style:family="text">
      <style:text-properties fo:color="#000000" style:font-name="Ubuntu" fo:font-style="normal" style:font-style-asian="normal" style:font-style-complex="normal"/>
    </style:style>
    <style:style style:name="T218" style:family="text">
      <style:text-properties fo:color="#000000" style:font-name="Ubuntu" fo:font-style="normal" officeooo:rsid="0359bb74" style:font-style-asian="normal" style:font-style-complex="normal"/>
    </style:style>
    <style:style style:name="T219" style:family="text">
      <style:text-properties fo:color="#000000" style:font-name="Ubuntu" fo:font-style="normal" officeooo:rsid="0295aa14" style:font-style-asian="normal" style:font-style-complex="normal"/>
    </style:style>
    <style:style style:name="T220" style:family="text">
      <style:text-properties fo:color="#000000" style:font-name="Ubuntu" fo:font-style="normal" officeooo:rsid="00156bb4" style:font-style-asian="normal" style:font-style-complex="normal"/>
    </style:style>
    <style:style style:name="T221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22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23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24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25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26" style:family="text">
      <style:text-properties fo:color="#000000" style:font-name="Ubuntu" officeooo:rsid="038f57fb"/>
    </style:style>
    <style:style style:name="T227" style:family="text">
      <style:text-properties fo:color="#000000" style:font-name="Ubuntu" officeooo:rsid="0342ed01"/>
    </style:style>
    <style:style style:name="T228" style:family="text">
      <style:text-properties fo:color="#000000" style:font-name="Ubuntu" officeooo:rsid="0343bf4d"/>
    </style:style>
    <style:style style:name="T229" style:family="text">
      <style:text-properties fo:color="#000000" style:font-name="Ubuntu" officeooo:rsid="042eb027"/>
    </style:style>
    <style:style style:name="T230" style:family="text">
      <style:text-properties fo:color="#000000" style:font-name="Ubuntu" style:font-name-complex="Arial1"/>
    </style:style>
    <style:style style:name="T231" style:family="text">
      <style:text-properties fo:color="#000000" style:font-name="Ubuntu" officeooo:rsid="001e35eb" style:font-name-complex="Arial1"/>
    </style:style>
    <style:style style:name="T232" style:family="text">
      <style:text-properties fo:color="#000000" style:font-name="Ubuntu" officeooo:rsid="012edcc3" style:font-name-complex="Arial1"/>
    </style:style>
    <style:style style:name="T233" style:family="text">
      <style:text-properties fo:color="#000000" style:font-name="Ubuntu" officeooo:rsid="00d37a11"/>
    </style:style>
    <style:style style:name="T234" style:family="text">
      <style:text-properties fo:color="#000000" style:font-name="Ubuntu" officeooo:rsid="00c6a700"/>
    </style:style>
    <style:style style:name="T235" style:family="text">
      <style:text-properties fo:color="#000000" style:font-name="Ubuntu" officeooo:rsid="0038e95a"/>
    </style:style>
    <style:style style:name="T236" style:family="text">
      <style:text-properties fo:color="#000000" style:font-name="Ubuntu" officeooo:rsid="002ed64d"/>
    </style:style>
    <style:style style:name="T237" style:family="text">
      <style:text-properties fo:color="#000000" style:font-name="Ubuntu" officeooo:rsid="042ab3c2"/>
    </style:style>
    <style:style style:name="T238" style:family="text">
      <style:text-properties fo:color="#000000" officeooo:rsid="00bb86d7"/>
    </style:style>
    <style:style style:name="T239" style:family="text">
      <style:text-properties fo:color="#000000" officeooo:rsid="00cc8e04"/>
    </style:style>
    <style:style style:name="T240" style:family="text">
      <style:text-properties fo:color="#000000" style:text-underline-style="none"/>
    </style:style>
    <style:style style:name="T241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42" style:family="text">
      <style:text-properties style:font-name="Ubuntu" fo:font-size="11pt" style:text-underline-style="none" style:font-size-asian="11pt" style:font-size-complex="11pt"/>
    </style:style>
    <style:style style:name="T243" style:family="text">
      <style:text-properties style:font-name="Ubuntu" style:text-underline-style="none"/>
    </style:style>
    <style:style style:name="T244" style:family="text">
      <style:text-properties style:font-name="Ubuntu" style:text-underline-style="none" fo:font-weight="normal" style:font-weight-asian="normal" style:font-weight-complex="normal"/>
    </style:style>
    <style:style style:name="T245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46" style:family="text">
      <style:text-properties style:font-name="Ubuntu" fo:font-style="normal" style:text-underline-style="none" style:font-style-asian="normal" style:font-style-complex="normal"/>
    </style:style>
    <style:style style:name="T247" style:family="text">
      <style:text-properties officeooo:rsid="013be79f"/>
    </style:style>
    <style:style style:name="T248" style:family="text">
      <style:text-properties officeooo:rsid="00156bb4"/>
    </style:style>
    <style:style style:name="T249" style:family="text">
      <style:text-properties officeooo:rsid="015f9f6a"/>
    </style:style>
    <style:style style:name="T250" style:family="text">
      <style:text-properties officeooo:rsid="038be1f6"/>
    </style:style>
    <style:style style:name="T251" style:family="text">
      <style:text-properties officeooo:rsid="020200ec"/>
    </style:style>
    <style:style style:name="T252" style:family="text">
      <style:text-properties officeooo:rsid="0019106b"/>
    </style:style>
    <style:style style:name="T253" style:family="text">
      <style:text-properties officeooo:rsid="0004d492"/>
    </style:style>
    <style:style style:name="T254" style:family="text">
      <style:text-properties officeooo:rsid="00bb86d7"/>
    </style:style>
    <style:style style:name="T255" style:family="text">
      <style:text-properties officeooo:rsid="0493ca65"/>
    </style:style>
    <style:style style:name="T256" style:family="text">
      <style:text-properties style:font-name-asian="Times New Roman1" style:language-asian="pt" style:country-asian="BR" style:font-name-complex="Arial1"/>
    </style:style>
    <style:style style:name="T257" style:family="text">
      <style:text-properties officeooo:rsid="0492b98d" style:font-name-asian="Times New Roman1" style:language-asian="pt" style:country-asian="BR" style:font-name-complex="Arial1"/>
    </style:style>
    <style:style style:name="T258" style:family="text">
      <style:text-properties style:text-underline-style="none"/>
    </style:style>
    <style:style style:name="T259" style:family="text">
      <style:text-properties style:text-underline-style="none" officeooo:rsid="04c616e6"/>
    </style:style>
    <style:style style:name="T260" style:family="text">
      <style:text-properties officeooo:rsid="04ca8ece"/>
    </style:style>
    <style:style style:name="T261" style:family="text">
      <style:text-properties officeooo:rsid="04d351c4"/>
    </style:style>
    <style:style style:name="T262" style:family="text">
      <style:text-properties officeooo:rsid="04d3ea20"/>
    </style:style>
    <style:style style:name="T263" style:family="text">
      <style:text-properties officeooo:rsid="04d9fb51"/>
    </style:style>
    <style:style style:name="T264" style:family="text">
      <style:text-properties officeooo:rsid="04dbed05"/>
    </style:style>
    <style:style style:name="T265" style:family="text">
      <style:text-properties officeooo:rsid="04de48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Ementa disciplina de pós-graduação <text:span text:style-name="T79">(UFRPE)</text:span></text:p>
      <text:p text:style-name="P114"/>
      <text:p text:style-name="P114"/>
      <text:p text:style-name="P113">Título</text:p>
      <text:p text:style-name="P108"><text:bookmark text:name=":ec.co"/>Introdução ao geoprocessamento para etnobiologia e conservação da biodiversidade </text:p>
      <text:p text:style-name="P109"/>
      <text:p text:style-name="P94">Docente externo convidado</text:p>
      <text:p text:style-name="P97"><text:span text:style-name="T72">Maurício Humberto Vancine </text:span><text:span text:style-name="T92">é b</text:span><text:span text:style-name="T91">acharel em Ecologia e </text:span><text:span text:style-name="T92">m</text:span><text:span text:style-name="T91">estre em Zoologia, </text:span><text:span text:style-name="T92">ambos pela Universidade Estadual Paulista (</text:span><text:span text:style-name="T91">UNESP</text:span><text:span text:style-name="T92">), Câmpus de </text:span><text:span text:style-name="T91">Rio Claro, </text:span><text:span text:style-name="T92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.</text:span></text:p>
      <text:p text:style-name="P99"/>
      <text:p text:style-name="P95"><text:span text:style-name="T2">M</text:span><text:span text:style-name="T1">ais informações</text:span></text:p>
      <text:p text:style-name="P93"><text:span text:style-name="T5">E-mail: </text:span><text:a xlink:type="simple" xlink:href="mailto:mauricio.vancine@gmail.com" text:style-name="Internet_20_link" text:visited-style-name="Visited_20_Internet_20_Link"><text:span text:style-name="T243">mauricio.vancine@gmail.com</text:span></text:a><text:span text:style-name="T202"> </text:span></text:p>
      <text:p text:style-name="P93"><text:span text:style-name="T5">Página pessoal: </text:span><text:a xlink:type="simple" xlink:href="https://mauriciovancine.netlify.com/" text:style-name="Internet_20_link" text:visited-style-name="Visited_20_Internet_20_Link"><text:span text:style-name="T243">mauriciovancine.</text:span></text:a><text:a xlink:type="simple" xlink:href="https://mauriciovancine.netlify.com/" text:style-name="Internet_20_link" text:visited-style-name="Visited_20_Internet_20_Link"><text:span text:style-name="T259">netlify</text:span></text:a><text:a xlink:type="simple" xlink:href="https://mauriciovancine.netlify.com/" text:style-name="Internet_20_link" text:visited-style-name="Visited_20_Internet_20_Link"><text:span text:style-name="T243">.</text:span></text:a><text:a xlink:type="simple" xlink:href="https://mauriciovancine.netlify.com/" text:style-name="Internet_20_link" text:visited-style-name="Visited_20_Internet_20_Link"><text:span text:style-name="T259">com</text:span></text:a><text:span text:style-name="T207"> </text:span></text:p>
      <text:p text:style-name="P93"><text:span text:style-name="T5">Currículo Lattes: </text:span><text:a xlink:type="simple" xlink:href="http://lattes.cnpq.br/9761288418931193" text:style-name="Internet_20_link" text:visited-style-name="Visited_20_Internet_20_Link"><text:span text:style-name="T243">lattes.cnpq.br/9761288418931193</text:span></text:a></text:p>
      <text:p text:style-name="P98"/>
      <text:p text:style-name="P96"><text:span text:style-name="T148">R</text:span><text:span text:style-name="T149">epositório</text:span><text:span text:style-name="T99"> de dados </text:span><text:span text:style-name="T100">da disciplina</text:span></text:p>
      <text:p text:style-name="P92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40"> </text:span></text:p>
      <text:p text:style-name="P98"/>
      <text:p text:style-name="P115">Carga horária</text:p>
      <text:p text:style-name="P102"><text:span text:style-name="T93">45</text:span><text:span text:style-name="T91"> h </text:span><text:span text:style-name="T94">(3 créditos)</text:span></text:p>
      <text:p text:style-name="P109"/>
      <text:p text:style-name="P115">Participantes</text:p>
      <text:p text:style-name="P102"><text:span text:style-name="T94">15</text:span><text:span text:style-name="T91"> </text:span><text:span text:style-name="T95">alunos </text:span><text:span text:style-name="T96">(+ 5 especiais)</text:span></text:p>
      <text:p text:style-name="P109"/>
      <text:p text:style-name="P114">Datas e horários<text:bookmark text:name="_GoBack"/></text:p>
      <text:p text:style-name="P101"><text:span text:style-name="T101">Teórico-prático: </text:span><text:span text:style-name="T102">30</text:span><text:span text:style-name="T91">/0</text:span><text:span text:style-name="T103">9</text:span><text:span text:style-name="T91"> – </text:span><text:span text:style-name="T102">04</text:span><text:span text:style-name="T91">/</text:span><text:span text:style-name="T102">1</text:span><text:span text:style-name="T91">0 [0</text:span><text:span text:style-name="T97">9</text:span><text:span text:style-name="T91">:00 h - 12:00 h | 1</text:span><text:span text:style-name="T104">4</text:span><text:span text:style-name="T91">:</text:span><text:span text:style-name="T104">0</text:span><text:span text:style-name="T91">0 h - 1</text:span><text:span text:style-name="T101">7</text:span><text:span text:style-name="T91">:</text:span><text:span text:style-name="T104">0</text:span><text:span text:style-name="T91">0 h] </text:span><text:span text:style-name="T101">(30 horas)</text:span></text:p>
      <text:p text:style-name="P111">Exercícios-atividades assistidas <text:span text:style-name="T7">remotamente</text:span>: <text:span text:style-name="T75">07</text:span>/09 – <text:span text:style-name="T75">11</text:span>/09 (<text:span text:style-name="T87">15</text:span> horas)</text:p>
      <text:p text:style-name="P109"/>
      <text:p text:style-name="P124">Resumo</text:p>
      <text:p text:style-name="P107"><text:span text:style-name="T101">A</text:span><text:span text:style-name="T91"> </text:span><text:span text:style-name="T101">disciplina</text:span><text:span text:style-name="T91"> </text:span><text:span text:style-name="T101">oferecerá</text:span><text:span text:style-name="T91"> </text:span><text:span text:style-name="T101">os principais conceitos</text:span><text:span text:style-name="T91"> teórico-</text:span><text:span text:style-name="T105">práticos</text:span><text:span text:style-name="T101"> </text:span><text:span text:style-name="T106">introdutórios </text:span><text:span text:style-name="T107">de </text:span><text:span text:style-name="T108">geoprocessamento </text:span><text:span text:style-name="T109">aplicado à Ecologia</text:span><text:span text:style-name="T110">. </text:span><text:span text:style-name="T105">A parte prática </text:span><text:span text:style-name="T111">ser</text:span><text:span text:style-name="T105">á</text:span><text:span text:style-name="T111"> desenvolvid</text:span><text:span text:style-name="T105">a</text:span><text:span text:style-name="T111"> através de ferramentas na linguagem R e do software QGIS. </text:span><text:span text:style-name="T107">Serão</text:span><text:span text:style-name="T91"> abordados </text:span><text:span text:style-name="T112">os seguintes temas</text:span><text:span text:style-name="T91">: (i) </text:span><text:span text:style-name="T130">c</text:span><text:span text:style-name="T91">ontrole de versão, Git e GitHub, </text:span><text:span text:style-name="T130">(ii)</text:span><text:span text:style-name="T91"> introdução e funcionamento da linguagem R e do software RStudio, (ii</text:span><text:span text:style-name="T130">i</text:span><text:span text:style-name="T91">) estrutura e manejo de dados </text:span><text:span text:style-name="T113">na linguagem R</text:span><text:span text:style-name="T91">, (i</text:span><text:span text:style-name="T130">v</text:span><text:span text:style-name="T91">) introdução ao </text:span><text:span text:style-name="T24">tidyverse</text:span><text:span text:style-name="T91">, (</text:span><text:span text:style-name="T108">v</text:span><text:span text:style-name="T91">) visualização de dados, </text:span><text:span text:style-name="T114">(</text:span><text:span text:style-name="T115">v</text:span><text:span text:style-name="T130">i</text:span><text:span text:style-name="T114">) </text:span><text:span text:style-name="T116">e</text:span><text:span text:style-name="T114">strutura e fonte de dados </text:span><text:span text:style-name="T130">geo</text:span><text:span text:style-name="T114">espaciais, </text:span><text:span text:style-name="T98">(</text:span><text:span text:style-name="T117">v</text:span><text:span text:style-name="T108">i</text:span><text:span text:style-name="T130">i</text:span><text:span text:style-name="T98">) </text:span><text:span text:style-name="T117">i</text:span><text:span text:style-name="T98">ntrodução e funcionamento do software QGIS, </text:span><text:span text:style-name="T130">e </text:span><text:span text:style-name="T91">(v</text:span><text:span text:style-name="T114">i</text:span><text:span text:style-name="T118">i</text:span><text:span text:style-name="T130">i</text:span><text:span text:style-name="T91">) </text:span><text:span text:style-name="T113">estrutura e manejo de dados </text:span><text:span text:style-name="T130">geoespaciais</text:span><text:span text:style-name="T113"> </text:span><text:span text:style-name="T98">na linguagem R</text:span><text:span text:style-name="T91">. A carga horária </text:span><text:span text:style-name="T119">total </text:span><text:span text:style-name="T91">será de </text:span><text:span text:style-name="T120">45</text:span><text:span text:style-name="T91"> horas, onde </text:span><text:span text:style-name="T150">nos cinco</text:span><text:span text:style-name="T91"> dia</text:span><text:span text:style-name="T121">s</text:span><text:span text:style-name="T91"> </text:span><text:span text:style-name="T121">iniciais </text:span><text:span text:style-name="T91">serão ministrados </text:span><text:span text:style-name="T108">6</text:span><text:span text:style-name="T91"> horas teóricas-</text:span><text:span text:style-name="T122">práticas, n</text:span><text:span text:style-name="T105">um</text:span><text:span text:style-name="T122"> total de 30 horas. </text:span><text:span text:style-name="T105">A</text:span><text:span text:style-name="T122">s </text:span><text:span text:style-name="T123">15</text:span><text:span text:style-name="T119"> </text:span><text:span text:style-name="T122">horas restantes serão direcionadas à realização de exercícios práticos, que serão aplicados remotamente </text:span><text:span text:style-name="T124">como forma de avaliação </text:span><text:span text:style-name="T119">para</text:span><text:span text:style-name="T122"> </text:span><text:span text:style-name="T124">compor a nota </text:span><text:span text:style-name="T119">final</text:span><text:span text:style-name="T124"> da disciplina</text:span><text:span text:style-name="T91">. </text:span><text:span text:style-name="T125">Após a realização da disciplina, e</text:span><text:span text:style-name="T91">spera-se que os </text:span><text:span text:style-name="T111">alunos</text:span><text:span text:style-name="T91"> </text:span><text:span text:style-name="T111">adquiram conceitos gerais da estrutura e manipulação de dados espaciais, assim como domínio das técnicas e métodos para alcançar </text:span><text:span text:style-name="T91">autonomia </text:span><text:span text:style-name="T126">e</text:span><text:span text:style-name="T91"> produzir soluções para suas próprias questões </text:span><text:span text:style-name="T111">relativas </text:span><text:span text:style-name="T108">ao geoprocessamento</text:span><text:span text:style-name="T91">.</text:span></text:p>
      <text:p text:style-name="P114"><text:soft-page-break/>Conteúdo</text:p>
      <text:p text:style-name="P109"/>
      <text:p text:style-name="P114">0 Controle de versão, Git e GitHub (segunda)</text:p>
      <text:p text:style-name="P109">0.0 Verificar os notebooks</text:p>
      <text:p text:style-name="P109">0.1 Controle de versão</text:p>
      <text:p text:style-name="P109">0.2 Git</text:p>
      <text:p text:style-name="P109">0.3 GitHub</text:p>
      <text:p text:style-name="P109">0.4 Funcionamento do controle de versão</text:p>
      <text:p text:style-name="P109">0.5 Fork</text:p>
      <text:p text:style-name="P109">0.6 Clone</text:p>
      <text:p text:style-name="P109">0.7 Add e Commit</text:p>
      <text:p text:style-name="P109">0.8 Push</text:p>
      <text:p text:style-name="P109">0.9 Pull</text:p>
      <text:p text:style-name="P109">0.10 Controle de versão no RStudio</text:p>
      <text:p text:style-name="P109"/>
      <text:p text:style-name="P114">1 Linguagem R, aplicações e material <text:span text:style-name="T9">(segunda)</text:span></text:p>
      <text:p text:style-name="P109">1.1 Linguagem R</text:p>
      <text:p text:style-name="P109">1.2 Linguagem R vs software RStudio</text:p>
      <text:p text:style-name="P109">1.3 Aplicações da linguagem R</text:p>
      <text:p text:style-name="P109">1.4 Apostilas, sites e livros</text:p>
      <text:p text:style-name="P109"/>
      <text:p text:style-name="P117"><text:span text:style-name="T91">2 F</text:span><text:bookmark-start text:name="__DdeLink__95_1394015873"/><text:span text:style-name="T91">uncionamento da linguagem R</text:span><text:bookmark-end text:name="__DdeLink__95_1394015873"/><text:span text:style-name="T91"> </text:span><text:span text:style-name="T25">(segunda)</text:span></text:p>
      <text:p text:style-name="P109">2.1 RStudio</text:p>
      <text:p text:style-name="P109">2.2 Editor/Roteiro (<text:span text:style-name="T8">script</text:span>)</text:p>
      <text:p text:style-name="P109">2.3 Comentários (#)</text:p>
      <text:p text:style-name="P109">2.4 Atribuição(<text:span text:style-name="T88">&lt;-</text:span>)</text:p>
      <text:p text:style-name="P110">2.<text:span text:style-name="T260">5</text:span> <text:span text:style-name="T261">Objetos</text:span></text:p>
      <text:p text:style-name="P109">2.<text:span text:style-name="T262">6</text:span> Funções</text:p>
      <text:p text:style-name="P109">2.<text:span text:style-name="T262">7</text:span> Pacotes</text:p>
      <text:p text:style-name="P109">2.<text:span text:style-name="T262">8</text:span> Ambiente (<text:span text:style-name="T8">environment/workspace</text:span>)</text:p>
      <text:p text:style-name="P109">2.<text:span text:style-name="T262">9</text:span> Ajuda (<text:span text:style-name="T8">help</text:span>)</text:p>
      <text:p text:style-name="P109">2.<text:span text:style-name="T262">10</text:span> Citações</text:p>
      <text:p text:style-name="P112">2.1<text:span text:style-name="T262">1</text:span> Principais erros</text:p>
      <text:p text:style-name="P109"/>
      <text:p text:style-name="P118"><text:span text:style-name="T91">3 Estrutura e manejo de dados </text:span><text:span text:style-name="T113">na linguagem R </text:span><text:span text:style-name="T25">(segunda)</text:span></text:p>
      <text:p text:style-name="P109">3.1 Atributos dos objetos</text:p>
      <text:p text:style-name="P109">3.2 Modos dos objetos (numeric, character e logical)</text:p>
      <text:p text:style-name="P109">3.3 Estrutura dos objetos (vector, factor, matrix, data frame e list)</text:p>
      <text:p text:style-name="P109">3.4 Manejo de dados unidimensionais</text:p>
      <text:p text:style-name="P109">3.5 Manejo de dados bidimensionais</text:p>
      <text:p text:style-name="P109">3.6 Valores faltantes e especiais</text:p>
      <text:p text:style-name="P109">3.7 Diretório de trabalho</text:p>
      <text:p text:style-name="P109">3.8 Importar dados</text:p>
      <text:p text:style-name="P109">3.9 Conferir e manejar dados importados</text:p>
      <text:p text:style-name="P109">3.10 Exportar dados</text:p>
      <text:p text:style-name="P109"/>
      <text:p text:style-name="P119"><text:span text:style-name="T91">4 Introdução ao </text:span><text:span text:style-name="T24">tidyverse </text:span><text:span text:style-name="T25">(segunda)</text:span></text:p>
      <text:p text:style-name="P109"><text:soft-page-break/>4.1 tidyverse</text:p>
      <text:p text:style-name="P109">4.2 readr</text:p>
      <text:p text:style-name="P109">4.3 readxl</text:p>
      <text:p text:style-name="P109">4.4 tibble</text:p>
      <text:p text:style-name="P109">4.5 magrittr (<text:span text:style-name="T8">pipe - %&gt;%</text:span>)</text:p>
      <text:p text:style-name="P109">4.6 dplyr</text:p>
      <text:p text:style-name="P109">4.7 tidyr</text:p>
      <text:p text:style-name="P109">4.8 stringr</text:p>
      <text:p text:style-name="P109">4.9 forcats</text:p>
      <text:p text:style-name="P109">4.10 purrr</text:p>
      <text:p text:style-name="P109"/>
      <text:p text:style-name="P116">5 Visualização de dados <text:span text:style-name="T9">(segunda)</text:span></text:p>
      <text:p text:style-name="P109">5.1 Tipos de dados (variáveis = colunas)</text:p>
      <text:p text:style-name="P109">5.2 Principais tipos de gráficos</text:p>
      <text:p text:style-name="P109">5.3 Gráficos no R (pacotes graphics, ggplot2 e ggpubr)</text:p>
      <text:p text:style-name="P109">5.4 Histograma (histogram)</text:p>
      <text:p text:style-name="P109">5.5 Gráfico de setores (pie chart e d<text:span text:style-name="T265">o</text:span>nut plot)</text:p>
      <text:p text:style-name="P109">5.6 Gráfico de barras (bar plot)</text:p>
      <text:p text:style-name="P109">5.7 Gráfico de caixa (box plot e violin plot)</text:p>
      <text:p text:style-name="P109">5.8 Gráfico de dispersão (scatter plot)</text:p>
      <text:p text:style-name="P109">5.9 Gráfico pareado (pairs plot)</text:p>
      <text:p text:style-name="P109"/>
      <text:p text:style-name="P120">6 <text:span text:style-name="T101">Estrutura e </text:span><text:span text:style-name="T127">fonte de </text:span><text:span text:style-name="T101">dados </text:span><text:span text:style-name="T129">geo</text:span><text:span text:style-name="T95">espaciais </text:span><text:span text:style-name="T25">(</text:span><text:span text:style-name="T26">terça</text:span><text:span text:style-name="T25">)</text:span></text:p>
      <text:p text:style-name="P79"><text:span text:style-name="T33">6.1</text:span> Geoprocessamento <text:span text:style-name="T36">(cartografia, GPS, sensoriamento remoto e SIG)</text:span></text:p>
      <text:p text:style-name="P31">6.2 Cartografia <text:span text:style-name="T35">(escala, sistemas de coordenadas e Datum)</text:span></text:p>
      <text:p text:style-name="P32">6.3 GPS <text:span text:style-name="T37">(Global Positioning System)</text:span></text:p>
      <text:p text:style-name="P33">6.4 Sensoriamento Remoto <text:span text:style-name="T80">(bandas, satélites, resoluções e aplicações)</text:span></text:p>
      <text:p text:style-name="P34"><text:span text:style-name="T33">6.5</text:span> Sistemas de Informações Geográfica<text:span text:style-name="T76">s</text:span> (SIG)</text:p>
      <text:p text:style-name="P35"><text:span text:style-name="T33">6.6</text:span> <text:span text:style-name="T41">D</text:span>ados espaciais <text:span text:style-name="T89">(vetor e raster)</text:span></text:p>
      <text:p text:style-name="P34"><text:span text:style-name="T33">6.7</text:span> Dados vetoriais (ponto, linha e polígono)</text:p>
      <text:p text:style-name="P71">6.<text:span text:style-name="T263">8</text:span> Tabela de atributos</text:p>
      <text:p text:style-name="P34"><text:span text:style-name="T33">6.9</text:span> Formato de arquivos vetoriais (shapefile - .<text:span text:style-name="T77">dbf, .prj, .shx, .shp</text:span>)</text:p>
      <text:p text:style-name="P34"><text:span text:style-name="T33">6.10</text:span> Dados matriciais (<text:span text:style-name="T42">gride ou </text:span><text:span text:style-name="T8">raster</text:span>)</text:p>
      <text:p text:style-name="P34"><text:span text:style-name="T33">6.11</text:span> Formatos de arquivos matriciais (.tif)</text:p>
      <text:p text:style-name="P34"><text:span text:style-name="T33">6.12</text:span> Banco de dados <text:span text:style-name="T264">geo</text:span>espaciais (<text:span text:style-name="T8">geopackage - .</text:span><text:span text:style-name="T16">gpkg</text:span>)</text:p>
      <text:p text:style-name="P36"><text:span text:style-name="T33">6.13 </text:span>Repositórios de dados <text:span text:style-name="T264">geo</text:span>espaciais (IBGE, <text:span text:style-name="T34">FBDS, MapBiomas, GeoBank, GADM, Natural Earth</text:span>, <text:span text:style-name="T40">USGS, SRTM, WorldClim, EarthEnv</text:span>)</text:p>
      <text:p text:style-name="P103"/>
      <text:p text:style-name="P121"><text:span text:style-name="T247">7</text:span> <text:span text:style-name="T248">Introdução e funcionamento do software QGIS </text:span><text:span text:style-name="T20">(</text:span><text:span text:style-name="T21">terça - quarta</text:span><text:span text:style-name="T20">)</text:span></text:p>
      <text:p text:style-name="P80">7.1 Interface do QGIS (<text:span text:style-name="T151">menus, camadas, visualização, ferramentas e status</text:span>)</text:p>
      <text:p text:style-name="P47">7.2 Plugins (complementos)</text:p>
      <text:p text:style-name="P48"><text:span text:style-name="T257">7.3 </text:span><text:span text:style-name="T256">Caixa de Ferramentas</text:span></text:p>
      <text:p text:style-name="P47">7.<text:span text:style-name="T255">4</text:span> Projeto no QGIS</text:p>
      <text:p text:style-name="P47">7.<text:span text:style-name="T255">5</text:span> Adicionar dados vetoriais preexistentes</text:p>
      <text:p text:style-name="P47">7.<text:span text:style-name="T255">6</text:span> Propriedades de dados vetoriais</text:p>
      <text:p text:style-name="P47">7.<text:span text:style-name="T255">7</text:span> Projeção de dados vetoriais</text:p>
      <text:p text:style-name="P47">7.<text:span text:style-name="T255">8</text:span> Tabela de atributos</text:p>
      <text:p text:style-name="P47"><text:soft-page-break/>7.<text:span text:style-name="T255">9</text:span> Cálculo de área, perímetro e distância de dados vetoriais</text:p>
      <text:p text:style-name="P47">7.<text:span text:style-name="T255">10</text:span> Criação de dados vetoriais</text:p>
      <text:p text:style-name="P47">7.1<text:span text:style-name="T255">1</text:span> Edição de dados vetoriais</text:p>
      <text:p text:style-name="P47">7.1<text:span text:style-name="T255">2</text:span> Geoprocessamento de dados vetoriais</text:p>
      <text:p text:style-name="P47">7.1<text:span text:style-name="T255">3</text:span> Fotointerpretação de imagens</text:p>
      <text:p text:style-name="P47">7.1<text:span text:style-name="T255">4</text:span> Verificação geométrica e ajuste topológico</text:p>
      <text:p text:style-name="P47">7.1<text:span text:style-name="T255">5</text:span> Reprojeção de dados vetoriais</text:p>
      <text:p text:style-name="P47">7.1<text:span text:style-name="T255">6</text:span> Exportar dados vetoriais</text:p>
      <text:p text:style-name="P47">7.1<text:span text:style-name="T255">7</text:span> Adicionar dados matriciais preexistentes</text:p>
      <text:p text:style-name="P47">7.1<text:span text:style-name="T255">8</text:span> Propriedades de dados matriciais</text:p>
      <text:p text:style-name="P47">7.1<text:span text:style-name="T255">9</text:span> Projeção de dados matriciais</text:p>
      <text:p text:style-name="P47">7.<text:span text:style-name="T255">20</text:span> Georreferenciamento de dados matriciais</text:p>
      <text:p text:style-name="P47">7.2<text:span text:style-name="T255">1</text:span> Mosaico (união de imagens)</text:p>
      <text:p text:style-name="P47">7.2<text:span text:style-name="T255">2</text:span> Recorte (extração de máscara)</text:p>
      <text:p text:style-name="P47">7.2<text:span text:style-name="T255">3</text:span> Alinhar raster (extensão e resolução)</text:p>
      <text:p text:style-name="P47">7.2<text:span text:style-name="T255">4</text:span> Análises de superfície (mapas de calor, interpolação, proximidade)</text:p>
      <text:p text:style-name="P47">7.2<text:span text:style-name="T255">5</text:span> Estatística zonal</text:p>
      <text:p text:style-name="P47">7.2<text:span text:style-name="T255">6</text:span> Calculadora raster</text:p>
      <text:p text:style-name="P47">7.2<text:span text:style-name="T255">7</text:span> Conversão de dados vetoriais para dados matriciais</text:p>
      <text:p text:style-name="P47">7.2<text:span text:style-name="T255">8</text:span> Conversão de dados matriciais para dados vetoriais</text:p>
      <text:p text:style-name="P47">7.2<text:span text:style-name="T255">9</text:span> Reprojeção de dados matriciais</text:p>
      <text:p text:style-name="P47">7.<text:span text:style-name="T255">30</text:span> Exportar dados matriciais</text:p>
      <text:p text:style-name="P47">7.3<text:span text:style-name="T255">1</text:span> Sensoriamento Remoto (bandas espectrais – composição e extração)</text:p>
      <text:p text:style-name="P47">7.3<text:span text:style-name="T255">2</text:span> Classificação supervisionada</text:p>
      <text:p text:style-name="P47">7.3<text:span text:style-name="T255">3</text:span> Índices de vegetação (NDVI/EVI)</text:p>
      <text:p text:style-name="P47">7.3<text:span text:style-name="T255">4</text:span> Topografia (MDE, MDS, MDT, elevação, declividade, aspecto, hidrologia)</text:p>
      <text:p text:style-name="P47">7.3<text:span text:style-name="T255">5</text:span> Elaboração de mapa temáticos</text:p>
      <text:p text:style-name="P49"/>
      <text:p text:style-name="P122"><text:span text:style-name="T249">8</text:span> <text:span text:style-name="T101">Estrutura e manejo de dados </text:span><text:span text:style-name="T95">espaciais </text:span><text:span text:style-name="T128">na linguagem R </text:span><text:span text:style-name="T25">(</text:span><text:span text:style-name="T27">quinta-</text:span><text:span text:style-name="T28">sexta</text:span><text:span text:style-name="T25">)</text:span></text:p>
      <text:p text:style-name="P125">8.1 <text:span text:style-name="T85">Material e p</text:span>acotes para análise de dados espacias</text:p>
      <text:p text:style-name="P104"><text:span text:style-name="T51">8</text:span><text:span text:style-name="T52">.</text:span><text:span text:style-name="T53">2</text:span><text:span text:style-name="T52"> Vetor: pacote </text:span><text:span text:style-name="T54">sp e </text:span><text:span text:style-name="T52">sf</text:span></text:p>
      <text:p text:style-name="P37"><text:span text:style-name="T250">8.3 </text:span><text:span text:style-name="T152">I</text:span><text:span text:style-name="T153">mportar</text:span><text:span text:style-name="T251"> d</text:span><text:span text:style-name="T154">ados vetoriais</text:span></text:p>
      <text:p text:style-name="P38"><text:span text:style-name="T155">8</text:span><text:span text:style-name="T156">.</text:span><text:span text:style-name="T157">4</text:span><text:span text:style-name="T156"> </text:span><text:span text:style-name="T152">T</text:span><text:span text:style-name="T158">ipos de</text:span><text:span text:style-name="T152"> d</text:span><text:span text:style-name="T154">ados vetoriais</text:span></text:p>
      <text:p text:style-name="P39"><text:span text:style-name="T159">8</text:span><text:span text:style-name="T160">.</text:span><text:span text:style-name="T161">5</text:span><text:span text:style-name="T160"> </text:span><text:span text:style-name="T162">Estrutura</text:span><text:span text:style-name="T163"> de dados vetoriais</text:span></text:p>
      <text:p text:style-name="P50"><text:span text:style-name="T154">8.</text:span><text:span text:style-name="T164">6</text:span><text:span text:style-name="T151"> Visualizar dados vetoriais (</text:span><text:span text:style-name="T146">graphics</text:span><text:span text:style-name="T131">,</text:span><text:span text:style-name="T146"> </text:span><text:span text:style-name="T147">ggplot </text:span><text:span text:style-name="T132">e</text:span><text:span text:style-name="T147"> tmap</text:span><text:span text:style-name="T132">)</text:span></text:p>
      <text:p text:style-name="P52"><text:span text:style-name="T133">8.</text:span><text:span text:style-name="T134">7</text:span><text:span text:style-name="T135"> </text:span><text:span text:style-name="T132">P</text:span><text:span text:style-name="T131">rojeção de dados vetoriais</text:span></text:p>
      <text:p text:style-name="P86">8.8 Tabela de atributos</text:p>
      <text:p text:style-name="P87">8.9 Operações de atributos de dados vetoriais</text:p>
      <text:p text:style-name="P88">8.10 Operações geométricas de dados vetoriais</text:p>
      <text:p text:style-name="P89"><text:span text:style-name="T165">8.</text:span><text:span text:style-name="T166">11</text:span><text:span text:style-name="T165"> O</text:span><text:span text:style-name="T167">pera</text:span><text:span text:style-name="T165">ções </text:span><text:span text:style-name="T168">espaciais </text:span><text:span text:style-name="T165">de dados vetoriais</text:span></text:p>
      <text:p text:style-name="P105"><text:span text:style-name="T55">8</text:span><text:span text:style-name="T52">.</text:span><text:span text:style-name="T56">1</text:span><text:span text:style-name="T57">2</text:span><text:span text:style-name="T52"> Raster: pacote</text:span><text:span text:style-name="T58">s</text:span><text:span text:style-name="T52"> raster </text:span><text:span text:style-name="T59">e rgdal</text:span></text:p>
      <text:p text:style-name="P40"><text:span text:style-name="T250">8.13 </text:span><text:span text:style-name="T152">I</text:span><text:span text:style-name="T153">mportar</text:span><text:span text:style-name="T251"> d</text:span><text:span text:style-name="T154">ados </text:span><text:span text:style-name="T136">matriciais</text:span></text:p>
      <text:p text:style-name="P41"><text:span text:style-name="T155">8</text:span><text:span text:style-name="T156">.</text:span><text:span text:style-name="T169">1</text:span><text:span text:style-name="T170">4</text:span><text:span text:style-name="T156"> </text:span><text:span text:style-name="T152">T</text:span><text:span text:style-name="T158">ipos de</text:span><text:span text:style-name="T152"> d</text:span><text:span text:style-name="T154">ados </text:span><text:span text:style-name="T136">matriciais</text:span></text:p>
      <text:p text:style-name="P42"><text:span text:style-name="T159">8</text:span><text:span text:style-name="T160">.</text:span><text:span text:style-name="T169">1</text:span><text:span text:style-name="T170">5</text:span><text:span text:style-name="T160"> </text:span><text:span text:style-name="T162">Estrutura</text:span><text:span text:style-name="T163"> de dados </text:span><text:span text:style-name="T136">matriciais</text:span></text:p>
      <text:p text:style-name="P51"><text:span text:style-name="T154">8.</text:span><text:span text:style-name="T169">1</text:span><text:span text:style-name="T170">6</text:span><text:span text:style-name="T151"> Visualizar dados </text:span><text:span text:style-name="T136">matriciais</text:span><text:span text:style-name="T151"> (</text:span><text:span text:style-name="T146">graphics</text:span><text:span text:style-name="T131">,</text:span><text:span text:style-name="T146"> </text:span><text:span text:style-name="T147">ggplot </text:span><text:span text:style-name="T132">e</text:span><text:span text:style-name="T147"> tmap</text:span><text:span text:style-name="T132">)</text:span></text:p>
      <text:p text:style-name="P53"><text:span text:style-name="T133">8.</text:span><text:span text:style-name="T137">1</text:span><text:span text:style-name="T138">7</text:span><text:span text:style-name="T135"> </text:span><text:span text:style-name="T132">P</text:span><text:span text:style-name="T131">rojeção de dados </text:span><text:span text:style-name="T136">matriciais</text:span></text:p>
      <text:p text:style-name="P43"><text:span text:style-name="T133">8.</text:span><text:span text:style-name="T137">1</text:span><text:span text:style-name="T138">8</text:span><text:span text:style-name="T135"> </text:span><text:span text:style-name="T132">M</text:span><text:span text:style-name="T139">anipulando</text:span><text:span text:style-name="T140"> dados </text:span><text:span text:style-name="T136">matriciais</text:span></text:p>
      <text:p text:style-name="P90"><text:soft-page-break/><text:span text:style-name="T140">8.</text:span><text:span text:style-name="T141">1</text:span><text:span text:style-name="T138">9</text:span><text:span text:style-name="T140"> O</text:span><text:span text:style-name="T142">peração</text:span><text:span text:style-name="T140"> </text:span><text:span text:style-name="T143">g</text:span><text:span text:style-name="T144">eométricas</text:span><text:span text:style-name="T143"> </text:span><text:span text:style-name="T140">de dados </text:span><text:span text:style-name="T136">matriciais</text:span></text:p>
      <text:p text:style-name="P91"><text:span text:style-name="T140">8.</text:span><text:span text:style-name="T138">20</text:span><text:span text:style-name="T140"> O</text:span><text:span text:style-name="T142">peração</text:span><text:span text:style-name="T140"> </text:span><text:span text:style-name="T143">espaciais </text:span><text:span text:style-name="T140">de dados </text:span><text:span text:style-name="T136">matriciais</text:span></text:p>
      <text:p text:style-name="P126"><text:span text:style-name="T81">8</text:span>.<text:span text:style-name="T90">21</text:span> Vetor para raster: pacote fasterize</text:p>
      <text:p text:style-name="P127"><text:span text:style-name="T33">8.22</text:span> Elaboração de mapa<text:span text:style-name="T78">s </text:span><text:span text:style-name="T171">(</text:span><text:span text:style-name="T147">ggplot </text:span><text:span text:style-name="T171">e</text:span><text:span text:style-name="T147"> tmap</text:span><text:span text:style-name="T171">)</text:span></text:p>
      <text:p text:style-name="P106"><text:span text:style-name="T60">8</text:span><text:span text:style-name="T61">.</text:span><text:span text:style-name="T62">2</text:span><text:span text:style-name="T57">3</text:span><text:span text:style-name="T61"> </text:span><text:span text:style-name="T145">A</text:span><text:span text:style-name="T61">utomação de processamento</text:span><text:span text:style-name="T63">s</text:span></text:p>
      <text:p text:style-name="P100"/>
      <text:p text:style-name="P123">Referência<text:span text:style-name="T252">s</text:span></text:p>
      <text:h text:style-name="P81" text:outline-level="1">Adler J. 2012. <text:span text:style-name="T8">R in a Nutshell: A Desktop Quick Reference</text:span>. 2 ed. O'Reilly Media.</text:h>
      <text:p text:style-name="P78"><text:span text:style-name="T208">atlan. 2019. </text:span><text:span text:style-name="T210">Introduction to GIS: Manipulating and Mapping Geospatial Data in R</text:span><text:span text:style-name="T218">.</text:span><text:span text:style-name="T208"> [</text:span><text:a xlink:type="simple" xlink:href="https://cdn2.hubspot.net/hubfs/2287011/Atlan%20GIS%20Course/All%20lessons.pdf" text:style-name="Internet_20_link" text:visited-style-name="Visited_20_Internet_20_Link"><text:span text:style-name="T243">https://cdn2.hubspot.net/hubfs/2287011/Atlan%20GIS%20Course/All%20lessons.pdf</text:span></text:a><text:span text:style-name="T208">]</text:span></text:p>
      <text:p text:style-name="P54">Bivand RS, Pebesma E, Gómez-Rubio V. 2013. <text:span text:style-name="T8">Applied Spatial Data Analysis with R</text:span>, <text:span text:style-name="T82">2 ed</text:span>. Springer.</text:p>
      <text:p text:style-name="P55">Bossle RC. <text:span text:style-name="T31">2017. </text:span><text:span text:style-name="T8">QGIS e </text:span><text:span text:style-name="T14">g</text:span><text:span text:style-name="T8">eoprocessamento na </text:span><text:span text:style-name="T14">p</text:span><text:span text:style-name="T8">rática</text:span>. <text:span text:style-name="T31">Segunda edição. Íthala.</text:span></text:p>
      <text:p text:style-name="P55">Bossle RC. <text:span text:style-name="T30">2016. </text:span><text:span text:style-name="T8">QGIS do ABC ao XYZ</text:span>. <text:span text:style-name="T30">Íthala.</text:span></text:p>
      <text:p text:style-name="P55"><text:span text:style-name="T32">Brunsdon C, Comber L. 2015.</text:span> <text:span text:style-name="T8">An introduction to R for spatial analysis &amp; mapping</text:span>. SAGE Publications.</text:p>
      <text:h text:style-name="P83" text:outline-level="1"><text:span text:style-name="T49">Chang W. 2013. </text:span>R Graphics Cookbook: Practical Recipes for Visualizing Data<text:span text:style-name="T44">. </text:span><text:span text:style-name="T49">2 ed. O'Reilly Media</text:span><text:span text:style-name="T253">.</text:span></text:h>
      <text:h text:style-name="P7" text:outline-level="1"><text:span text:style-name="T49">Cotton R. 2013. </text:span><text:span text:style-name="T8">Learning R: A Step-by-Step Function Guide to Data Analysis</text:span>. O'Reilly Media.</text:h>
      <text:p text:style-name="P74">Davies TM. 2016. <text:span text:style-name="T8">The Book of R: A First Course in Programming and Statistics</text:span>. No Starch Press.</text:p>
      <text:p text:style-name="P75">Engel C. 2019. <text:span text:style-name="T8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175">E</text:span><text:span text:style-name="T176">n</text:span><text:span text:style-name="T175">gel C. 2019. </text:span><text:span text:style-name="T186">Introduction to R</text:span><text:span text:style-name="T177">. </text:span><text:span text:style-name="T175">[</text:span><text:a xlink:type="simple" xlink:href="https://cengel.github.io/R-intro/" text:style-name="Internet_20_link" text:visited-style-name="Visited_20_Internet_20_Link"><text:span text:style-name="T241">https://cengel.github.io/R-intro/</text:span></text:a><text:span text:style-name="T175">]</text:span></text:h>
      <text:h text:style-name="P4" text:outline-level="1"><text:span text:style-name="T226">Engel C. 2019. </text:span><text:span text:style-name="T211">Using Spatial Data with R</text:span><text:span text:style-name="T226">. [</text:span><text:a xlink:type="simple" xlink:href="https://cengel.github.io/R-spatial/" text:style-name="Internet_20_link" text:visited-style-name="Visited_20_Internet_20_Link"><text:span text:style-name="T243">https://cengel.github.io/R-spatial/</text:span></text:a><text:span text:style-name="T226">]</text:span></text:h>
      <text:p text:style-name="P61">Fitz PR. 2008. <text:span text:style-name="T8">Geoprocessamento sem complicação</text:span>. <text:span text:style-name="T70">Oficina de Textos. </text:span></text:p>
      <text:p text:style-name="P56">Fletcher R, MJ Fortin. 2019. <text:span text:style-name="T8">Spatial Ecology and Conservation Modeling: </text:span><text:span text:style-name="T15">a</text:span><text:span text:style-name="T8">pplications with R</text:span>. Springer.</text:p>
      <text:p text:style-name="P73"><text:span text:style-name="T178">Hastle T, Tibshirani R, Friedman J. 2016. </text:span><text:bookmark text:name="title"/><text:bookmark text:name="productTitle"/><text:span text:style-name="T186">The Elements of Statistical Learning: Data Mining, Inference, and Prediction</text:span><text:span text:style-name="T178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198"> </text:span><text:span text:style-name="T178">] . </text:span></text:p>
      <text:p text:style-name="P76">Healy <text:span text:style-name="T83">K. 2019. </text:span><text:span text:style-name="T8">Data Visualization: </text:span><text:span text:style-name="T17">a practical introduction</text:span><text:span text:style-name="T83">. </text:span>Princeton University Press.</text:p>
      <text:p text:style-name="P72"><text:span text:style-name="T173">Hijmans, R. 201</text:span><text:span text:style-name="T227">9</text:span><text:span text:style-name="T173">. </text:span><text:span text:style-name="T209">Spatial Data Analysis and Modeling with R</text:span><text:span text:style-name="T173">. </text:span><text:span text:style-name="T228">[</text:span><text:a xlink:type="simple" xlink:href="http://rspatial.org/" text:style-name="Internet_20_link" text:visited-style-name="Visited_20_Internet_20_Link"><text:span text:style-name="T173">http://rspatial.org</text:span></text:a><text:span text:style-name="T228">]</text:span></text:p>
      <text:p text:style-name="P77"><text:span text:style-name="T84">Horning N, Robinson JA, Sterling EJ, Turner W, Spector S. 2010. </text:span><text:span text:style-name="T18">Remote Sensing for Ecology and Conservation: A Handbook of Techniques</text:span><text:span text:style-name="T84">. Oxford University Press.</text:span></text:p>
      <text:h text:style-name="P82" text:outline-level="1"><text:span text:style-name="T221">James G, Witten D, Hastie T, Tibshirani R. 2013. </text:span><text:span text:style-name="T214">An Introduction to Statistical Learning: with Applications in R. </text:span><text:span text:style-name="T221">2.ed. Springer. </text:span><text:span text:style-name="T222">[</text:span><text:a xlink:type="simple" xlink:href="http://faculty.marshall.usc.edu/gareth-james/ISL/" text:style-name="Internet_20_link" text:visited-style-name="Visited_20_Internet_20_Link"><text:span text:style-name="T244">http://faculty.marshall.usc.edu/gareth-james/ISL/</text:span></text:a><text:span text:style-name="T222">]</text:span></text:h>
      <text:p text:style-name="P44">Kabacoff <text:span text:style-name="T253">RI. 2015.</text:span> <text:span text:style-name="T8">R in Action: Data analysis and graphics with R</text:span>. 2.ed. <text:span text:style-name="T253">Manning</text:span>.</text:p>
      <text:h text:style-name="P84" text:outline-level="1"><text:span text:style-name="T49">Lander JP. 2017. </text:span><text:span text:style-name="T8">R for Everyone: Advanced Analytics and Graphics</text:span><text:span text:style-name="T44">. Addison-Wesley Professional.</text:span></text:h>
      <text:p text:style-name="P64"><text:span text:style-name="T67">L</text:span>ang S, Blaschke T. 2009. <text:span text:style-name="T8">Análise da Paisagem com SIG</text:span>. Oficina de <text:span text:style-name="T69">T</text:span>extos.</text:p>
      <text:p text:style-name="P65">Lepaine M, Usery EL. 2017. <text:span text:style-name="T8">Choosing a Map Projection</text:span>. Springer.</text:p>
      <text:p text:style-name="P29"><text:span text:style-name="T189">L</text:span><text:span text:style-name="T190">ovelace </text:span><text:span text:style-name="T189">R</text:span><text:span text:style-name="T190">, Nowosad </text:span><text:span text:style-name="T189">J</text:span><text:span text:style-name="T190">, Muenchow, </text:span><text:span text:style-name="T189">J</text:span><text:span text:style-name="T190">. </text:span><text:span text:style-name="T191">2019</text:span><text:span text:style-name="T190">. </text:span><text:span text:style-name="T186">Geocomputation with R</text:span><text:span text:style-name="T190">. Chapman and Hall/CRC. </text:span><text:span text:style-name="T192">[</text:span><text:a xlink:type="simple" xlink:href="https://geocompr.robinlovelace.net/" text:style-name="Internet_20_link" text:visited-style-name="Visited_20_Internet_20_Link"><text:span text:style-name="T242">https://geocompr.robinlovelace.net/</text:span></text:a><text:span text:style-name="T192">]</text:span></text:p>
      <text:p text:style-name="P19"><text:soft-page-break/><text:span text:style-name="T217">Minas Gerais - Secretaria de Estado de Meio Ambiente e Desenvolvimento Sustentável. 2019. </text:span><text:span text:style-name="T209">Práticas de geoprocessamento em QGIS</text:span><text:span text:style-name="T217">. 2 ed. Belo Horizonte: Semad. </text:span><text:span text:style-name="T219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3">http://www.meioambiente.mg.gov.br/images/stories/2019/GESTAO_AMBIENTAL/IDE/APOSTILA_QGIS_3.4_DGTA-SEMAD-190619.pdf</text:span></text:a><text:span text:style-name="T219">]</text:span></text:p>
      <text:p text:style-name="P23"><text:span text:style-name="T173">Mas J, Horta MB, Vasconcelos RN, Cambui ECB. 2019. </text:span><text:span text:style-name="T209">Análise espacial com R</text:span><text:span text:style-name="T173">. UEFS Editora. </text:span><text:span text:style-name="T229">[</text:span><text:a xlink:type="simple" xlink:href="https://bit.ly/2KpSI7C" text:style-name="Internet_20_link" text:visited-style-name="Visited_20_Internet_20_Link"><text:span text:style-name="T243">https://bit.ly/2KpSI7C</text:span></text:a><text:span text:style-name="T229">]</text:span></text:p>
      <text:h text:style-name="P8" text:outline-level="1"><text:bookmark text:name="title1"/><text:bookmark text:name="productTitle1"/><text:span text:style-name="T49">Matloff N. 2011. </text:span><text:span text:style-name="T8">The Art of R Programming: A Tour of Statistical Software Design</text:span><text:span text:style-name="T44">. No Starch Press.</text:span></text:h>
      <text:p text:style-name="P30"><text:span text:style-name="T177">Oliveira PF, Guerra S, Mcdonnell, R. </text:span><text:span text:style-name="T182">2018</text:span><text:span text:style-name="T177">. </text:span><text:span text:style-name="T186">Ciência de </text:span><text:span text:style-name="T188">d</text:span><text:span text:style-name="T186">ados com R – Introdução</text:span><text:span text:style-name="T177">. IBPAD. </text:span><text:span text:style-name="T182">[</text:span><text:a xlink:type="simple" xlink:href="https://cdr.ibpad.com.br/" text:style-name="Internet_20_link" text:visited-style-name="Visited_20_Internet_20_Link"><text:span text:style-name="T241">https://cdr.ibpad.com.br/</text:span></text:a><text:span text:style-name="T182">]</text:span></text:p>
      <text:p text:style-name="P45"><text:span text:style-name="T248">Pebesma, E. 2018. Simple Features for R: Standardized Support for Spatial Vector Data. </text:span><text:span text:style-name="T22">The R Journal</text:span><text:span text:style-name="T46">,</text:span><text:span text:style-name="T248"> 10(1):439–446.</text:span></text:p>
      <text:p text:style-name="P28"><text:span text:style-name="Emphasis"><text:span text:style-name="T195">Pebesma E, Bivand R. </text:span></text:span><text:span text:style-name="Emphasis"><text:span text:style-name="T196">2019. </text:span></text:span><text:span text:style-name="Emphasis"><text:span text:style-name="T197">Spatial Data Science</text:span></text:span><text:span text:style-name="Emphasis"><text:span text:style-name="T195">. </text:span></text:span><text:span text:style-name="Emphasis"><text:span text:style-name="T196">[</text:span></text:span><text:a xlink:type="simple" xlink:href="https://keen-swartz-3146c4.netlify.com/" text:style-name="Internet_20_link" text:visited-style-name="Visited_20_Internet_20_Link"><text:span text:style-name="Emphasis"><text:span text:style-name="T174">https://keen-swartz-3146c4.netlify.com/</text:span></text:span></text:a><text:span text:style-name="Emphasis"><text:span text:style-name="T196">]</text:span></text:span></text:p>
      <text:p text:style-name="P22"><text:span text:style-name="T204">QGIS Project. </text:span><text:span text:style-name="T205">2019. </text:span><text:span text:style-name="T216">QGIS Training Manual. </text:span><text:span text:style-name="T205">Release 3.4. </text:span><text:span text:style-name="T206">[</text:span><text:a xlink:type="simple" xlink:href="https://docs.qgis.org/3.4/pdf/pt_BR/QGIS-3.4-QGISTrainingManual-pt_BR.pdf" text:style-name="Internet_20_link" text:visited-style-name="Visited_20_Internet_20_Link"><text:span text:style-name="T245">https://docs.qgis.org/3.4/pdf/pt_BR/QGIS-3.4-QGISTrainingManual-pt_BR.pdf</text:span></text:a><text:span text:style-name="T206">]</text:span></text:p>
      <text:p text:style-name="P15"><text:span text:style-name="T230">QGIS Project. </text:span><text:span text:style-name="T231">2019. </text:span><text:span text:style-name="T213">QGIS User Guide. </text:span><text:span text:style-name="T231">Release 3.4. </text:span><text:span text:style-name="T232">[</text:span><text:a xlink:type="simple" xlink:href="https://docs.qgis.org/3.4/pdf/pt_BR/QGIS-3.4-UserGuide-pt_BR.pdf" text:style-name="Internet_20_link" text:visited-style-name="Visited_20_Internet_20_Link"><text:span text:style-name="T243">https://docs.qgis.org/3.4/pdf/pt_BR/QGIS-3.4-UserGuide-pt_BR.pdf</text:span></text:a><text:span text:style-name="T232">]</text:span></text:p>
      <text:p text:style-name="P27"><text:span text:style-name="T177">R Core Team. 2019. </text:span><text:span text:style-name="T186">R: A language and environment for statistical computing. R Foundation for Statistical Computing</text:span><text:span text:style-name="T177">, Vienna, Austria. [</text:span><text:a xlink:type="simple" xlink:href="https://www.r-project.org/" text:style-name="Internet_20_link" text:visited-style-name="Visited_20_Internet_20_Link"><text:span text:style-name="T174">https://www.r-project.org/</text:span></text:a><text:span text:style-name="T177">]</text:span></text:p>
      <text:h text:style-name="P85" text:outline-level="1"><text:span text:style-name="T223">Teetor P. 2011. </text:span><text:span text:style-name="T214">R Cookbook. </text:span><text:span text:style-name="T202">O'Reilly Media</text:span><text:span text:style-name="T214">.</text:span><text:span text:style-name="T221"> </text:span><text:span text:style-name="T224">[</text:span><text:a xlink:type="simple" xlink:href="http://www.cookbook-r.com/" text:style-name="Internet_20_link" text:visited-style-name="Visited_20_Internet_20_Link"><text:span text:style-name="T244">http://www.cookbook-r.com/</text:span></text:a><text:span text:style-name="T224">]</text:span></text:h>
      <text:p text:style-name="P66"><text:span text:style-name="T64">Xavier-da-</text:span>Silva J. 2009. O que é Geoprocessamento? <text:span text:style-name="T8">Revista do CREA-R</text:span><text:span text:style-name="T10">J</text:span><text:span text:style-name="T43"> </text:span><text:span text:style-name="T45">, 79:42</text:span><text:span text:style-name="T46">–</text:span><text:span text:style-name="T45">44.</text:span></text:p>
      <text:p text:style-name="P67"><text:span text:style-name="T47">Xavier-da-</text:span><text:span text:style-name="T45">Silva J, </text:span><text:span text:style-name="T48">Goes MHB, Marino TB. 2011. </text:span><text:span text:style-name="T45">Geoinclusão: um caminho do dado à informação. </text:span><text:span text:style-name="T10">Revista de Geografia do PPGEO da UFJF</text:span><text:span text:style-name="T45">, 1: 1</text:span><text:span text:style-name="T46">–</text:span><text:span text:style-name="T45">5.</text:span></text:p>
      <text:p text:style-name="P68"><text:span text:style-name="T64">Xavier-da-</text:span>Silva J., Zaidan <text:span text:style-name="T65">RT. 2012. </text:span><text:span text:style-name="T8">Geoprocessamento &amp; análise ambiental: aplicações</text:span>. Bertrand Brasil.</text:p>
      <text:p text:style-name="P16"><text:span text:style-name="T233">Xavier-da-</text:span><text:span text:style-name="T173">Silva J. </text:span><text:span text:style-name="T234">2016. </text:span><text:span text:style-name="T173">Geoprocessamento no Apoio à Decisão. </text:span><text:span text:style-name="Strong_20_Emphasis"><text:span text:style-name="T214">Revista Continentes</text:span></text:span><text:span text:style-name="T173">, 9:105</text:span><text:span text:style-name="T220">–</text:span><text:span text:style-name="T173">115.</text:span></text:p>
      <text:h text:style-name="P9" text:outline-level="1">Wegmann <text:span text:style-name="T38">M</text:span>, Leutner <text:span text:style-name="T39">B,</text:span> Dech <text:span text:style-name="T39">S</text:span>. <text:span text:style-name="T38">2016</text:span>. <text:span text:style-name="T8">Remote Sensing and GIS for Ecologists</text:span>. Pelagic Publishing. </text:h>
      <text:p text:style-name="P14"><text:span text:style-name="T173">Wickham </text:span><text:span text:style-name="T235">H,</text:span><text:span text:style-name="T173"> Grolemund, </text:span><text:span text:style-name="T235">G</text:span><text:span text:style-name="T173">. </text:span><text:span text:style-name="T236">2017</text:span><text:span text:style-name="T173">. </text:span><text:span text:style-name="T209">R for Data Science: Import, Tidy, Transform, Visualize, and Model Data</text:span><text:span text:style-name="T173">. O'Reilly Media. </text:span><text:span text:style-name="T237">[</text:span><text:a xlink:type="simple" xlink:href="https://r4ds.had.co.nz/" text:style-name="Internet_20_link" text:visited-style-name="Visited_20_Internet_20_Link"><text:span text:style-name="T243">https://r4ds.had.co.nz/</text:span></text:a><text:span text:style-name="T237">]</text:span></text:p>
      <text:p text:style-name="P20"><text:span text:style-name="T221">Wickham H. </text:span><text:span text:style-name="T223">2019. </text:span><text:span text:style-name="T214">Advanced R</text:span><text:span text:style-name="T221">. </text:span><text:span text:style-name="T223">2 ed. Chapman and Hall/CRC. </text:span><text:span text:style-name="T225">[</text:span><text:a xlink:type="simple" xlink:href="https://adv-r.hadley.nz/" text:style-name="Internet_20_link" text:visited-style-name="Visited_20_Internet_20_Link"><text:span text:style-name="T244">https://adv-r.hadley.nz/</text:span></text:a><text:span text:style-name="T225">]</text:span></text:p>
      <text:p text:style-name="P57"><text:bookmark text:name="productTitle3"/><text:bookmark text:name="title3"/><text:span text:style-name="T44">Wickham H. </text:span><text:span text:style-name="T49">2016. </text:span><text:span text:style-name="T8">ggplot2: Elegant Graphics for Data Analysis</text:span><text:span text:style-name="T44">. </text:span><text:span text:style-name="T50">2 ed. </text:span><text:span text:style-name="T44">Springer.</text:span></text:p>
      <text:p text:style-name="P24"><text:span text:style-name="T193">Wilk CO. 2019. </text:span><text:bookmark text:name="productTitle2"/><text:bookmark text:name="title2"/><text:span text:style-name="T185">Fundamentals of Data Visualization: A Primer on Making Informative and Compelling Figures</text:span><text:span text:style-name="T193">. O'Reilly Media. </text:span><text:span text:style-name="T194">[</text:span><text:a xlink:type="simple" xlink:href="https://serialmentor.com/dataviz/" text:style-name="Internet_20_link" text:visited-style-name="Visited_20_Internet_20_Link"><text:span text:style-name="T241">https://serialmentor.com/dataviz/</text:span></text:a><text:span text:style-name="T194">]</text:span></text:p>
      <text:p text:style-name="P58">Young <text:span text:style-name="T73">NE, </text:span>Anderson <text:span text:style-name="T74">RS, </text:span>Chignell <text:span text:style-name="T74">SM, </text:span>Vorster <text:span text:style-name="T74">AG, </text:span>Lawrence <text:span text:style-name="T73">R., </text:span>Evangelista <text:span text:style-name="T73">PH</text:span>. <text:span text:style-name="T74">2017. </text:span>A survival guide to Landsat preprocessing. <text:span text:style-name="T13">Ecology</text:span><text:span text:style-name="T74">, 98(4):920</text:span><text:span text:style-name="T44">–</text:span><text:span text:style-name="T74">932.</text:span></text:p>
      <text:p text:style-name="P100"/>
      <text:p text:style-name="P123">Sugestão de textos para enviar para os alunos <text:span text:style-name="T68">(por ordem de prioridade)</text:span></text:p>
      <text:p text:style-name="P69"><text:span text:style-name="T64">Xavier-da-</text:span>Silva J. 2009. O que é Geoprocessamento? <text:span text:style-name="T8">Revista do CREA-R</text:span><text:span text:style-name="T10">J</text:span><text:span text:style-name="T43"> </text:span><text:span text:style-name="T45">, 79:42</text:span><text:span text:style-name="T46">–</text:span><text:span text:style-name="T45">44.</text:span></text:p>
      <text:p text:style-name="P26"><text:span text:style-name="T179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180"> </text:span><text:span text:style-name="T179">]</text:span></text:p>
      <text:p text:style-name="P46"><text:span text:style-name="T64">Xavier-da-Silva J, Goes MHB, Marino TB. 2011. Geoinclusão: um caminho do dado à informação. </text:span><text:span text:style-name="T23">Revista de Geografia do PPGEO da UFJF</text:span><text:span text:style-name="T254">, 1: 1</text:span><text:span text:style-name="T46">–</text:span><text:span text:style-name="T254">5.</text:span></text:p>
      <text:p text:style-name="P26"><text:span text:style-name="T180"><text:tab/></text:span><text:span text:style-name="T181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174"> </text:span><text:span text:style-name="T181">]</text:span></text:p>
      <text:p text:style-name="P12"><text:span text:style-name="T233">Xavier-da-Silva J. 2016. Geoprocessamento no Apoio à Decisão. </text:span><text:span text:style-name="Strong_20_Emphasis"><text:span text:style-name="T215">Revista Continentes</text:span></text:span><text:span text:style-name="T200">, 9:105</text:span><text:span text:style-name="T217">–</text:span><text:span text:style-name="T200">115. </text:span></text:p>
      <text:p text:style-name="P12"><text:soft-page-break/><text:span text:style-name="T238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172"> </text:span><text:span text:style-name="T239">]</text:span></text:p>
      <text:p text:style-name="P62">Fitz PR. 2008. <text:tab/><text:span text:style-name="T8">Geoprocessamento sem complicação</text:span>. <text:span text:style-name="T70">Oficina de Textos. </text:span></text:p>
      <text:p text:style-name="P46"><text:span text:style-name="T70"><text:tab/>[</text:span><text:span text:style-name="T71">vou enviar o .pdf</text:span><text:span text:style-name="T70">]</text:span></text:p>
      <text:p text:style-name="P63"><text:span text:style-name="T44">Minas Gerais - Secretaria de Estado de Meio Ambiente e Desenvolvimento Sustentável. 2019. </text:span><text:span text:style-name="T8">Práticas de geoprocessamento em QGIS</text:span><text:span text:style-name="T44">. 2 ed. Belo Horizonte: Semad. </text:span></text:p>
      <text:p text:style-name="P18"><text:span text:style-name="T219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43">http://www.meioambiente.mg.gov.br/images/stories/2019/GESTAO_AMBIENTAL/IDE/APOSTILA_QGIS_3.4_DGTA-SEMAD-190619.pdf</text:span></text:a><text:span text:style-name="T219">]</text:span></text:p>
      <text:p text:style-name="P59">Oliveira PF, Guerra S, Mcdonnell, R. <text:span text:style-name="T6">2018</text:span>. <text:span text:style-name="T8">Ciência de </text:span><text:span text:style-name="T11">d</text:span><text:span text:style-name="T8">ados com R – Introdução</text:span>. IBPAD. </text:p>
      <text:p text:style-name="P21"><text:span text:style-name="T203"><text:tab/>[</text:span><text:a xlink:type="simple" xlink:href="https://cdr.ibpad.com.br/" text:style-name="Internet_20_link" text:visited-style-name="Visited_20_Internet_20_Link"><text:span text:style-name="T244">https://cdr.ibpad.com.br/</text:span></text:a><text:span text:style-name="T203">]</text:span></text:p>
      <text:p text:style-name="P17"><text:span text:style-name="T236">Mas J, Horta MB, Vasconcelos RN, Cambui ECB. 2019. </text:span><text:span text:style-name="T212">Análise espacial com R</text:span><text:span text:style-name="T236">. UEFS Editora. [</text:span><text:a xlink:type="simple" xlink:href="https://www.dropbox.com/s/blgtp2bmpdghol7/AnaliseEspacialComR.pdf?dl=0" text:style-name="Internet_20_link" text:visited-style-name="Visited_20_Internet_20_Link"><text:span text:style-name="T246">https://www.dropbox.com/s/blgtp2bmpdghol7/AnaliseEspacialComR.pdf?dl=0</text:span></text:a><text:span text:style-name="T236">]</text:span></text:p>
      <text:h text:style-name="P10" text:outline-level="1"><text:span text:style-name="T86">Engel C. 2019. </text:span><text:span text:style-name="T22">Introduction to R</text:span><text:span text:style-name="T248">. </text:span></text:h>
      <text:h text:style-name="P5" text:outline-level="1"><text:span text:style-name="T177"><text:tab/></text:span><text:span text:style-name="T175">[</text:span><text:a xlink:type="simple" xlink:href="https://cengel.github.io/R-intro/" text:style-name="Internet_20_link" text:visited-style-name="Visited_20_Internet_20_Link"><text:span text:style-name="T241">https://cengel.github.io/R-intro/</text:span></text:a><text:span text:style-name="T175">]</text:span></text:h>
      <text:h text:style-name="P11" text:outline-level="1"><text:span text:style-name="T86">Engel C. 2019. </text:span><text:span text:style-name="T19">Using Spatial Data with R</text:span><text:span text:style-name="T86">. </text:span></text:h>
      <text:h text:style-name="P3" text:outline-level="1"><text:span text:style-name="T226"><text:tab/>[</text:span><text:a xlink:type="simple" xlink:href="https://cengel.github.io/R-spatial/" text:style-name="Internet_20_link" text:visited-style-name="Visited_20_Internet_20_Link"><text:span text:style-name="T258">https://cengel.github.io/R-spatial/</text:span></text:a><text:span text:style-name="T226">]</text:span></text:h>
      <text:p text:style-name="P60"><text:span text:style-name="T29">Lovelace R, Nowosad J, Muenchow, J. 2019. </text:span><text:span text:style-name="T12">Geocomputation with R</text:span><text:span text:style-name="T66">. Chapman and Hall/CRC. </text:span></text:p>
      <text:p text:style-name="P13"><text:span text:style-name="T201"><text:tab/>[</text:span><text:a xlink:type="simple" xlink:href="https://geocompr.robinlovelace.net/" text:style-name="Internet_20_link" text:visited-style-name="Visited_20_Internet_20_Link"><text:span text:style-name="T258">https://geocompr.robinlovelace.net/</text:span></text:a><text:span text:style-name="T201">]</text:span></text:p>
      <text:p text:style-name="P46"><text:span text:style-name="T248">Wickham H, Grolemund, G. 2017. </text:span><text:span text:style-name="T22">R for Data Science: Import, Tidy, Transform, Visualize, and Model Data</text:span><text:span text:style-name="T248">. O'Reilly Media. </text:span></text:p>
      <text:p text:style-name="P26"><text:span text:style-name="T177"><text:tab/></text:span><text:span text:style-name="T182">[</text:span><text:a xlink:type="simple" xlink:href="https://r4ds.had.co.nz/" text:style-name="Internet_20_link" text:visited-style-name="Visited_20_Internet_20_Link"><text:span text:style-name="T241">https://r4ds.had.co.nz/</text:span></text:a><text:span text:style-name="T182">]</text:span></text:p>
      <text:p text:style-name="P25"><text:span text:style-name="T183">atlan. 2019. </text:span><text:span text:style-name="T187">Introduction to GIS: Manipulating and Mapping Geospatial Data in R</text:span><text:span text:style-name="T184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199"> </text:span><text:span text:style-name="T184">]</text:span></text:p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27T09:28:32.673559438</dc:date>
    <meta:editing-cycles>1107</meta:editing-cycles>
    <meta:editing-duration>P2DT13H28M14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7" meta:paragraph-count="224" meta:word-count="1864" meta:character-count="13656" meta:non-whitespace-character-count="11992"/>
  </office:meta>
</office:document-meta>
</file>